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4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Конфигурации</text:h>
      <text:section text:style-name="Sect1" text:name="i215">
        <text:p text:style-name="P1">Этот раздел содержит сценарии работы с проектами конфигураций.</text:p>
        <text:h text:style-name="P4" text:outline-level="3">Сопутствующая информация</text:h>
        <text:h text:style-name="P2" text:outline-level="4">Концепции</text:h>
        <text:p text:style-name="Text_20_body">‣ <text:a xlink:type="simple" xlink:href="https://its.1c.ru/db/content/edtdoc/src/i021.html?_=1542292896#d0e1225" text:style-name="Internet_20_link" text:visited-style-name="Visited_20_Internet_20_Link"><text:span text:style-name="T1">Проекты 1С:Предприятия</text:span></text:a></text:p>
        <text:h text:style-name="P2" text:outline-level="4">Сценарии работы</text:h>
        <text:p text:style-name="Text_20_body">‣ <text:a xlink:type="simple" xlink:href="https://its.1c.ru/db/content/edtdoc/src/i216.html?_=1542292896#i216" text:style-name="Internet_20_link" text:visited-style-name="Visited_20_Internet_20_Link"><text:span text:style-name="T1">Создание нового проекта</text:span></text:a></text:p>
        <text:p text:style-name="Text_20_body">‣ <text:a xlink:type="simple" xlink:href="https://its.1c.ru/db/content/edtdoc/src/i231.html?_=1542292896#i231" text:style-name="Internet_20_link" text:visited-style-name="Visited_20_Internet_20_Link"><text:span text:style-name="T1">Импорт конфигурации из информационной базы в новый проект</text:span></text:a></text:p>
        <text:p text:style-name="Text_20_body">‣ <text:a xlink:type="simple" xlink:href="https://its.1c.ru/db/content/edtdoc/src/i316.html?_=1542292896#i316" text:style-name="Internet_20_link" text:visited-style-name="Visited_20_Internet_20_Link"><text:span text:style-name="T1">Импорт конфигураций, находящихся на полной поддержке</text:span></text:a></text:p>
        <text:p text:style-name="Text_20_body">‣ <text:a xlink:type="simple" xlink:href="https://its.1c.ru/db/content/edtdoc/src/i340.html?_=1542292896#i340" text:style-name="Internet_20_link" text:visited-style-name="Visited_20_Internet_20_Link"><text:span text:style-name="T1">Редактирование свойств проекта</text:span></text:a></text:p>
        <text:p text:style-name="Text_20_body">‣ <text:a xlink:type="simple" xlink:href="https://its.1c.ru/db/content/edtdoc/src/i230.html?_=1542292896#i230" text:style-name="Internet_20_link" text:visited-style-name="Visited_20_Internet_20_Link"><text:span text:style-name="T1">Экспорт конфигурации в информационную базу</text:span></text:a></text:p>
        <text:p text:style-name="Text_20_body">‣ <text:a xlink:type="simple" xlink:href="https://its.1c.ru/db/content/edtdoc/src/i189.html?_=1542292896#i189" text:style-name="Internet_20_link" text:visited-style-name="Visited_20_Internet_20_Link"><text:span text:style-name="T1">Отключение сложных проверок конфигурации</text:span></text:a></text:p>
        <text:p text:style-name="Text_20_body">‣ <text:a xlink:type="simple" xlink:href="https://its.1c.ru/db/content/edtdoc/src/i299.html?_=1542292896#i299" text:style-name="Internet_20_link" text:visited-style-name="Visited_20_Internet_20_Link"><text:span text:style-name="T1">Закрытие проекта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5:58.562203635</dc:date>
    <meta:editing-duration>PT7H17M16S</meta:editing-duration>
    <meta:editing-cycles>13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55" meta:character-count="420" meta:non-whitespace-character-count="378"/>
  </office:meta>
</office:document-meta>
</file>